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text>
      <text:h text:outline-level="1">Información detallada de campos obtenibles desde la API de YouTube</text:h>
      <text:h text:outline-level="2">`title`</text:h>
      <text:list>
        <text:list-item>
          <text:p><text:span>• Descripción: </text:span>Título del video.</text:p>
        </text:list-item>
        <text:list-item>
          <text:p><text:span>• Uso sugerido: </text:span>Mostrar como nombre principal en la tabla o tarjeta del tablero.</text:p>
        </text:list-item>
        <text:list-item>
          <text:p><text:span>• Tipo de dato: </text:span>Cadena de texto</text:p>
        </text:list-item>
        <text:list-item>
          <text:p><text:span>• Ejemplo de valor: </text:span>Cómo hacer una tarta de manzana</text:p>
        </text:list-item>
        <text:list-item>
          <text:p><text:span>• Requiere autenticación: </text:span>Sí</text:p>
        </text:list-item>
        <text:list-item>
          <text:p><text:span>• Visible públicamente: </text:span>Sí</text:p>
        </text:list-item>
        <text:list-item>
          <text:p><text:span>• Endpoint adicional necesario: </text:span>`videos?part=snippet`</text:p>
        </text:list-item>
      </text:list>
      <text:h text:outline-level="2">`description`</text:h>
      <text:list>
        <text:list-item>
          <text:p><text:span>• Descripción: </text:span>Texto descriptivo que el autor escribió sobre el video.</text:p>
        </text:list-item>
        <text:list-item>
          <text:p><text:span>• Uso sugerido: </text:span>Mostrar como tooltip o en un panel de detalles ampliado.</text:p>
        </text:list-item>
        <text:list-item>
          <text:p><text:span>• Tipo de dato: </text:span>Cadena de texto</text:p>
        </text:list-item>
        <text:list-item>
          <text:p><text:span>• Ejemplo de valor: </text:span>En este video aprenderás a preparar una tarta de manzana fácil y rápida.</text:p>
        </text:list-item>
        <text:list-item>
          <text:p><text:span>• Requiere autenticación: </text:span>Sí</text:p>
        </text:list-item>
        <text:list-item>
          <text:p><text:span>• Visible públicamente: </text:span>Sí</text:p>
        </text:list-item>
        <text:list-item>
          <text:p><text:span>• Endpoint adicional necesario: </text:span>`videos?part=snippet`</text:p>
        </text:list-item>
      </text:list>
      <text:h text:outline-level="2">`publishedAt`</text:h>
      <text:list>
        <text:list-item>
          <text:p><text:span>• Descripción: </text:span>Fecha y hora de publicación del video.</text:p>
        </text:list-item>
        <text:list-item>
          <text:p><text:span>• Uso sugerido: </text:span>Filtrar por rango de fechas, calcular antigüedad.</text:p>
        </text:list-item>
        <text:list-item>
          <text:p><text:span>• Tipo de dato: </text:span>Fecha y hora en formato ISO 8601</text:p>
        </text:list-item>
        <text:list-item>
          <text:p><text:span>• Ejemplo de valor: </text:span>2023-01-15T14:32:00Z</text:p>
        </text:list-item>
        <text:list-item>
          <text:p><text:span>• Requiere autenticación: </text:span>Sí</text:p>
        </text:list-item>
        <text:list-item>
          <text:p><text:span>• Visible públicamente: </text:span>Sí</text:p>
        </text:list-item>
        <text:list-item>
          <text:p><text:span>• Endpoint adicional necesario: </text:span>`videos?part=snippet`</text:p>
        </text:list-item>
      </text:list>
      <text:h text:outline-level="2">`viewCount`</text:h>
      <text:list>
        <text:list-item>
          <text:p><text:span>• Descripción: </text:span>Número total de veces que se ha visto el video.</text:p>
        </text:list-item>
        <text:list-item>
          <text:p><text:span>• Uso sugerido: </text:span>Principal métrica para medir el alcance del video.</text:p>
        </text:list-item>
        <text:list-item>
          <text:p><text:span>• Tipo de dato: </text:span>Número entero</text:p>
        </text:list-item>
        <text:list-item>
          <text:p><text:span>• Ejemplo de valor: </text:span>1253490</text:p>
        </text:list-item>
        <text:list-item>
          <text:p><text:span>• Requiere autenticación: </text:span>Sí</text:p>
        </text:list-item>
        <text:list-item>
          <text:p><text:span>• Visible públicamente: </text:span>Sí</text:p>
        </text:list-item>
        <text:list-item>
          <text:p><text:span>• Endpoint adicional necesario: </text:span>`videos?part=statistics`</text:p>
        </text:list-item>
      </text:list>
      <text:h text:outline-level="2">`likeCount`</text:h>
      <text:list>
        <text:list-item>
          <text:p><text:span>• Descripción: </text:span>Cantidad de 'me gusta' que ha recibido el video.</text:p>
        </text:list-item>
        <text:list-item>
          <text:p><text:span>• Uso sugerido: </text:span>Evaluar aceptación del contenido y calcular engagement.</text:p>
        </text:list-item>
        <text:list-item>
          <text:p><text:span>• Tipo de dato: </text:span>Número entero</text:p>
        </text:list-item>
        <text:list-item>
          <text:p><text:span>• Ejemplo de valor: </text:span>43875</text:p>
        </text:list-item>
        <text:list-item>
          <text:p><text:span>• Requiere autenticación: </text:span>Sí</text:p>
        </text:list-item>
        <text:list-item>
          <text:p><text:span>• Visible públicamente: </text:span>Sí</text:p>
        </text:list-item>
        <text:list-item>
          <text:p><text:span>• Endpoint adicional necesario: </text:span>`videos?part=statistics`</text:p>
        </text:list-item>
      </text:list>
      <text:h text:outline-level="2">`commentCount`</text:h>
      <text:list>
        <text:list-item>
          <text:p><text:span>• Descripción: </text:span>Cantidad de comentarios realizados en el video.</text:p>
        </text:list-item>
        <text:list-item>
          <text:p><text:span>• Uso sugerido: </text:span>Evaluar nivel de interacción del público.</text:p>
        </text:list-item>
        <text:list-item>
          <text:p><text:span>• Tipo de dato: </text:span>Número entero</text:p>
        </text:list-item>
        <text:list-item>
          <text:p><text:span>• Ejemplo de valor: </text:span>543</text:p>
        </text:list-item>
        <text:list-item>
          <text:p><text:span>• Requiere autenticación: </text:span>Sí</text:p>
        </text:list-item>
        <text:list-item>
          <text:p><text:span>• Visible públicamente: </text:span>Sí</text:p>
        </text:list-item>
        <text:list-item>
          <text:p><text:span>• Endpoint adicional necesario: </text:span>`videos?part=statistics`</text:p>
        </text:list-item>
      </text:list>
      <text:h text:outline-level="2">`duration`</text:h>
      <text:list>
        <text:list-item>
          <text:p><text:span>• Descripción: </text:span>Duración del video en formato de tiempo ISO 8601.</text:p>
        </text:list-item>
        <text:list-item>
          <text:p><text:span>• Uso sugerido: </text:span>Analizar longitud promedio, mostrar en tabla como duración.</text:p>
        </text:list-item>
        <text:list-item>
          <text:p><text:span>• Tipo de dato: </text:span>Cadena ISO 8601</text:p>
        </text:list-item>
        <text:list-item>
          <text:p><text:span>• Ejemplo de valor: </text:span>PT12M36S</text:p>
        </text:list-item>
        <text:list-item>
          <text:p><text:span>• Requiere autenticación: </text:span>Sí</text:p>
        </text:list-item>
        <text:list-item>
          <text:p><text:span>• Visible públicamente: </text:span>Sí</text:p>
        </text:list-item>
        <text:list-item>
          <text:p><text:span>• Endpoint adicional necesario: </text:span>`videos?part=contentDetails`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